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lfred T. Jones, Elias Wolf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, 1887</text:p>
      <text:p text:style-name="P5">Month<text:tab/><text:tab/><text:tab/><text:tab/><text:tab/><text:tab/>July</text:p>
      <text:p text:style-name="P5">Year<text:tab/><text:tab/><text:tab/><text:tab/><text:tab/><text:tab/>188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gal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Jeshurun Lodge No 59, I O B B/</text:p>
      <text:p text:style-name="P3">Philadelphia, July 1<text:span text:style-name="T2">st</text:span><text:span text:style-name="T3"> 1887/</text:span></text:p>
      <text:p text:style-name="P2"><text:span text:style-name="T3"><text:tab/>At a stated meeting of Jeshurun/ Lodge No 59 I.O.B.B, held on the 28</text:span><text:span text:style-name="T2">th</text:span><text:span text:style-name="T3"> June/ 1887, the following were unanimously/ adopted:-/</text:span></text:p>
      <text:p text:style-name="P2"><text:span text:style-name="T3"><text:tab/></text:span><text:span text:style-name="T4">Whereas</text:span><text:span text:style-name="T5">, we have become cognizant/ of the fact that a distinguished though/ unassuming member of our Lodge has/ been the recipient of a high &amp; well merited/ honor:/</text:span></text:p>
      <text:p text:style-name="P2"><text:span text:style-name="T5"><text:tab/></text:span><text:span text:style-name="T4">And whereas</text:span><text:span text:style-name="T5">, The University of Penn-/-sylvania has conferred upon the </text:span><text:span text:style-name="T4">Rev. Sabato</text:span><text:span text:style-name="T5">/ </text:span><text:span text:style-name="T4">Morais</text:span><text:span text:style-name="T5">, the degree of L.LD for his signal/ ability, &amp; his scholarly learning; Therefore/ be it/</text:span></text:p>
      <text:p text:style-name="P2"><text:span text:style-name="T5"><text:tab/></text:span><text:span text:style-name="T4">Resolved</text:span><text:span text:style-name="T5">, That Jeshurun Lodge No 59/ I.O.B.B., imbued with a keen sense of/ satisfaction, at this worthy tribute to a/ most amiable gentleman &amp; brother, spon-/-taneously expresses its gratification upon/ such a laudable action by the University./</text:span></text:p>
      <text:p text:style-name="P2"><text:span text:style-name="T5"><text:tab/></text:span><text:span text:style-name="T4">Resolved</text:span><text:span text:style-name="T5">, That the President of/ this Lodge be directed &amp; requested to convey/ to the Rev Dr S. Morais a copy of these/ resolutions, together with the assurance/ that the entire brotherhood feel proud/ </text:span><text:soft-page-break/><text:span text:style-name="T5">of the honor conferred upon him, and/</text:span></text:p>
      <text:p text:style-name="P2"><text:span text:style-name="T5"/></text:p>
      <text:p text:style-name="P2"><text:span text:style-name="T5">[Page 2]</text:span></text:p>
      <text:p text:style-name="P2"><text:span text:style-name="T5">coupled with the hope &amp; prayer that he/ may live many years to enjoy the/ possession of his newly endowed title,/</text:span></text:p>
      <text:p text:style-name="P2"><text:span text:style-name="T5"><text:tab/></text:span><text:span text:style-name="T4">Resolved</text:span><text:span text:style-name="T5">, That the Secretary be/ requested &amp; directed to attest the same/ &amp; affix the seal of the Lodge thereto/ attest/ Alfred T. Jones Secy Elias Wolf. Presiden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4:23:17.02</meta:creation-date>
    <meta:document-statistic meta:table-count="0" meta:image-count="0" meta:object-count="0" meta:page-count="3" meta:paragraph-count="71" meta:word-count="386" meta:character-count="2576"/>
    <dc:date>2012-01-26T14:37:46.42</dc:date>
    <dc:creator>Penn Libraries</dc:creator>
    <meta:editing-duration>PT00H14M29S</meta:editing-duration>
    <meta:editing-cycles>1</meta:editing-cycles>
    <meta:generator>OpenOffice.org/3.2$Win32 OpenOffice.org_project/320m12$Build-9483</meta:generator>
  </office:meta>
</office:document-meta>
</file>